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20pt" style:font-size-asian="20pt" style:font-size-complex="20pt"/>
    </style:style>
    <style:style style:name="P2" style:family="paragraph" style:parent-style-name="Title">
      <style:text-properties fo:font-size="20pt" style:font-size-asian="20pt" style:font-size-complex="20pt"/>
    </style:style>
    <style:style style:name="P3" style:family="paragraph" style:parent-style-name="Text_20_body">
      <style:text-properties fo:font-size="14pt" officeooo:rsid="001a230c" officeooo:paragraph-rsid="001a230c" style:font-size-asian="14pt" style:font-size-complex="14pt"/>
    </style:style>
    <style:style style:name="P4" style:family="paragraph" style:parent-style-name="Text_20_body">
      <style:text-properties fo:font-size="14pt" officeooo:rsid="001b6471" officeooo:paragraph-rsid="001b6471" style:font-size-asian="14pt" style:font-size-complex="14pt"/>
    </style:style>
    <style:style style:name="P5" style:family="paragraph" style:parent-style-name="Text_20_body">
      <style:text-properties fo:font-size="14pt" officeooo:rsid="001d71dd" officeooo:paragraph-rsid="001d71dd" style:font-size-asian="14pt" style:font-size-complex="14pt"/>
    </style:style>
    <style:style style:name="P6" style:family="paragraph" style:parent-style-name="Text_20_body">
      <style:text-properties fo:font-size="11pt" officeooo:rsid="001b6471" officeooo:paragraph-rsid="001b6471" style:font-size-asian="11pt" style:font-size-complex="11pt"/>
    </style:style>
    <style:style style:name="P7" style:family="paragraph" style:parent-style-name="Text_20_body">
      <style:text-properties fo:font-size="12pt" officeooo:rsid="001b6471" officeooo:paragraph-rsid="001b6471" style:font-size-asian="12pt" style:font-size-complex="12pt"/>
    </style:style>
    <style:style style:name="P8" style:family="paragraph" style:parent-style-name="Text_20_body">
      <style:text-properties fo:font-size="11pt" officeooo:rsid="001b6471" officeooo:paragraph-rsid="001b6471" style:font-size-asian="11pt" style:font-size-complex="11pt"/>
    </style:style>
    <style:style style:name="P9" style:family="paragraph" style:parent-style-name="Text_20_body">
      <style:text-properties fo:font-size="12pt" officeooo:rsid="001b6471" officeooo:paragraph-rsid="001b6471" style:font-size-asian="12pt" style:font-size-complex="12pt"/>
    </style:style>
    <style:style style:name="P10" style:family="paragraph" style:parent-style-name="Text_20_body">
      <style:text-properties fo:font-size="12pt" officeooo:rsid="001b6471" officeooo:paragraph-rsid="0021bd8d" style:font-size-asian="12pt" style:font-size-complex="12pt"/>
    </style:style>
    <style:style style:name="P11" style:family="paragraph" style:parent-style-name="Text_20_body">
      <style:text-properties fo:font-size="12pt" officeooo:rsid="001d71dd" officeooo:paragraph-rsid="001d71dd" style:font-size-asian="12pt" style:font-size-complex="12pt"/>
    </style:style>
    <style:style style:name="P12" style:family="paragraph" style:parent-style-name="Text_20_body">
      <style:text-properties fo:font-size="12pt" officeooo:rsid="00329cbd" officeooo:paragraph-rsid="00329cbd" style:font-size-asian="12pt" style:font-size-complex="12pt"/>
    </style:style>
    <style:style style:name="P13" style:family="paragraph" style:parent-style-name="Text_20_body">
      <style:text-properties fo:font-size="12pt" officeooo:rsid="00329cbd" officeooo:paragraph-rsid="003378be" style:font-size-asian="12pt" style:font-size-complex="12pt"/>
    </style:style>
    <style:style style:name="P14" style:family="paragraph" style:parent-style-name="Text_20_body">
      <style:text-properties fo:font-size="14pt" officeooo:rsid="001b6471" officeooo:paragraph-rsid="001b6471" style:font-size-asian="14pt" style:font-size-complex="14pt"/>
    </style:style>
    <style:style style:name="P15" style:family="paragraph" style:parent-style-name="Text_20_body">
      <style:text-properties fo:font-size="14pt" officeooo:rsid="001b6471" officeooo:paragraph-rsid="0021bd8d" style:font-size-asian="14pt" style:font-size-complex="14pt"/>
    </style:style>
    <style:style style:name="P16" style:family="paragraph" style:parent-style-name="Text_20_body">
      <style:text-properties fo:font-size="14pt" officeooo:rsid="00211d6f" officeooo:paragraph-rsid="00211d6f" style:font-size-asian="14pt" style:font-size-complex="14pt"/>
    </style:style>
    <style:style style:name="P17" style:family="paragraph" style:parent-style-name="Text_20_body">
      <style:text-properties fo:font-size="14pt" officeooo:rsid="001c57cf" officeooo:paragraph-rsid="0025ef99" style:font-size-asian="14pt" style:font-size-complex="14pt"/>
    </style:style>
    <style:style style:name="P18" style:family="paragraph" style:parent-style-name="Text_20_body">
      <style:text-properties fo:font-size="14pt" officeooo:rsid="0016687e" officeooo:paragraph-rsid="001c57cf" style:font-size-asian="14pt" style:font-size-complex="14pt"/>
    </style:style>
    <style:style style:name="P19" style:family="paragraph" style:parent-style-name="Text_20_body">
      <style:text-properties fo:font-size="14pt" officeooo:rsid="001d71dd" officeooo:paragraph-rsid="001d71dd" style:font-size-asian="14pt" style:font-size-complex="14pt"/>
    </style:style>
    <style:style style:name="P20" style:family="paragraph" style:parent-style-name="Text_20_body">
      <style:text-properties fo:font-size="14pt" officeooo:rsid="001d71dd" officeooo:paragraph-rsid="002e2052" style:font-size-asian="14pt" style:font-size-complex="14pt"/>
    </style:style>
    <style:style style:name="P21" style:family="paragraph" style:parent-style-name="Text_20_body">
      <style:text-properties fo:font-size="14pt" officeooo:rsid="0029a218" officeooo:paragraph-rsid="0029a218" style:font-size-asian="14pt" style:font-size-complex="14pt"/>
    </style:style>
    <style:style style:name="P22" style:family="paragraph" style:parent-style-name="Text_20_body">
      <style:text-properties fo:font-size="14pt" officeooo:rsid="002bb8d1" officeooo:paragraph-rsid="002bb8d1" style:font-size-asian="14pt" style:font-size-complex="14pt"/>
    </style:style>
    <style:style style:name="P23" style:family="paragraph" style:parent-style-name="Text_20_body">
      <style:text-properties fo:font-size="14pt" officeooo:rsid="002cbf16" officeooo:paragraph-rsid="002cbf16" style:font-size-asian="14pt" style:font-size-complex="14pt"/>
    </style:style>
    <style:style style:name="P24" style:family="paragraph" style:parent-style-name="Text_20_body">
      <style:text-properties fo:font-size="14pt" officeooo:rsid="0030d423" officeooo:paragraph-rsid="0030d423" style:font-size-asian="14pt" style:font-size-complex="14pt"/>
    </style:style>
    <style:style style:name="P25" style:family="paragraph" style:parent-style-name="Text_20_body">
      <style:text-properties fo:font-size="14pt" officeooo:rsid="00329cbd" officeooo:paragraph-rsid="00329cbd" style:font-size-asian="14pt" style:font-size-complex="14pt"/>
    </style:style>
    <style:style style:name="P26" style:family="paragraph" style:parent-style-name="Text_20_body">
      <style:text-properties fo:font-size="14pt" officeooo:rsid="00329cbd" officeooo:paragraph-rsid="003378be" style:font-size-asian="14pt" style:font-size-complex="14pt"/>
    </style:style>
    <style:style style:name="P27" style:family="paragraph" style:parent-style-name="Text_20_body">
      <style:text-properties fo:font-size="14pt" officeooo:rsid="003378be" officeooo:paragraph-rsid="003378be" style:font-size-asian="14pt" style:font-size-complex="14pt"/>
    </style:style>
    <style:style style:name="P28" style:family="paragraph" style:parent-style-name="Text_20_body">
      <style:text-properties fo:font-size="14pt" officeooo:rsid="003615f5" officeooo:paragraph-rsid="003615f5" style:font-size-asian="14pt" style:font-size-complex="14pt"/>
    </style:style>
    <style:style style:name="T1" style:family="text">
      <style:text-properties fo:font-size="12pt" style:font-size-asian="12pt" style:font-size-complex="12pt"/>
    </style:style>
    <style:style style:name="T2" style:family="text">
      <style:text-properties officeooo:rsid="001f36be"/>
    </style:style>
    <style:style style:name="T3" style:family="text">
      <style:text-properties officeooo:rsid="00209b4d"/>
    </style:style>
    <style:style style:name="T4" style:family="text">
      <style:text-properties officeooo:rsid="00211d6f"/>
    </style:style>
    <style:style style:name="T5" style:family="text">
      <style:text-properties officeooo:rsid="0021bd8d"/>
    </style:style>
    <style:style style:name="T6" style:family="text">
      <style:text-properties officeooo:rsid="00225d8a"/>
    </style:style>
    <style:style style:name="T7" style:family="text">
      <style:text-properties officeooo:rsid="0023fc66"/>
    </style:style>
    <style:style style:name="T8" style:family="text">
      <style:text-properties officeooo:rsid="0027a2a9"/>
    </style:style>
    <style:style style:name="T9" style:family="text">
      <style:text-properties officeooo:rsid="002b7c3e"/>
    </style:style>
    <style:style style:name="T10" style:family="text">
      <style:text-properties officeooo:rsid="002bb8d1"/>
    </style:style>
    <style:style style:name="T11" style:family="text">
      <style:text-properties officeooo:rsid="002cbf16"/>
    </style:style>
    <style:style style:name="T12" style:family="text">
      <style:text-properties officeooo:rsid="002e2052"/>
    </style:style>
    <style:style style:name="T13" style:family="text">
      <style:text-properties officeooo:rsid="002f0b09"/>
    </style:style>
    <style:style style:name="T14" style:family="text">
      <style:text-properties officeooo:rsid="0030d423"/>
    </style:style>
    <style:style style:name="T15" style:family="text">
      <style:text-properties officeooo:rsid="003378be"/>
    </style:style>
    <style:style style:name="T16" style:family="text">
      <style:text-properties officeooo:rsid="003615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Processes</text:span> report</text:p>
      <text:p text:style-name="P1"/>
      <text:p text:style-name="P1"/>
      <text:p text:style-name="P4">Assignment1: Does exactly as required.<text:span text:style-name="T3"> Just each process will print it's own pid</text:span></text:p>
      <text:p text:style-name="P4"/>
      <text:p text:style-name="P6">int main() {</text:p>
      <text:p text:style-name="P6"><text:s text:c="4"/>int res = fork();</text:p>
      <text:p text:style-name="P6"><text:s text:c="4"/>if (res == 0) {</text:p>
      <text:p text:style-name="P6"><text:s text:c="8"/>printf("Child process pid %d\n", getpid());</text:p>
      <text:p text:style-name="P6"><text:s text:c="8"/>return 0;</text:p>
      <text:p text:style-name="P6"><text:s text:c="4"/>} else if (res &lt; 0) {</text:p>
      <text:p text:style-name="P6"><text:s text:c="8"/>printf("Forking failed\n");</text:p>
      <text:p text:style-name="P6"><text:s text:c="8"/>return 1;</text:p>
      <text:p text:style-name="P6"><text:s text:c="4"/>}</text:p>
      <text:p text:style-name="P6"/>
      <text:p text:style-name="P6"><text:s text:c="4"/>printf("Parent process pid %d\n", getpid());</text:p>
      <text:p text:style-name="P6">}</text:p>
      <text:p text:style-name="P4">Assignment2<text:span text:style-name="T4">.1</text:span>: <text:span text:style-name="T4">Since wait takes as an argument a pointer to an integer, I first create a child_status int, so that the wait function will be able to write the status of the child process exit in this. Then I call wait.</text:span></text:p>
      <text:p text:style-name="P16">And since wait does not only set the status in the variable, but it includes specific data in specific bits, we can use the built in function WEXITSTATUS to get the exit status only. </text:p>
      <text:p text:style-name="P7">int main() {</text:p>
      <text:p text:style-name="P7"><text:s text:c="4"/>int res = fork();</text:p>
      <text:p text:style-name="P7"><text:s text:c="4"/>if (res == 0) {</text:p>
      <text:p text:style-name="P7"><text:s text:c="8"/>printf("Child process pid %d\n", getpid());</text:p>
      <text:p text:style-name="P7"><text:s text:c="8"/>exit(1);</text:p>
      <text:p text:style-name="P7"><text:s text:c="4"/>} else if (res &lt; 0) {</text:p>
      <text:p text:style-name="P7"><text:s text:c="8"/>printf("Forking failed\n");</text:p>
      <text:p text:style-name="P7"><text:s text:c="8"/>return 1;</text:p>
      <text:p text:style-name="P7"><text:soft-page-break/><text:s text:c="4"/>}</text:p>
      <text:p text:style-name="P7"><text:s text:c="4"/>int child_status;</text:p>
      <text:p text:style-name="P7"><text:s text:c="4"/>wait(&amp;child_status);</text:p>
      <text:p text:style-name="P7"/>
      <text:p text:style-name="P7"><text:s text:c="4"/>printf("Parent process pid %d, child status %d\n", getpid(), WEXITSTATUS(child_status));</text:p>
      <text:p text:style-name="P7">}</text:p>
      <text:p text:style-name="P7"/>
      <text:p text:style-name="P15">Assignment2<text:span text:style-name="T4">.</text:span><text:span text:style-name="T5">2</text:span>: <text:span text:style-name="T6">This one does the same thing, just uses waitpid instead of wait. It takes first argument the pid, the second pointer to the status integer, and 3rd is a flag dictating the behavior of the function call, like whether to wait for the child process to exit or no. In this case, we need it to wait, so 0 is used.</text:span></text:p>
      <text:p text:style-name="P10">int main() {</text:p>
      <text:p text:style-name="P10"><text:s text:c="4"/>int res = fork();</text:p>
      <text:p text:style-name="P10"><text:s text:c="4"/>if (res == 0) {</text:p>
      <text:p text:style-name="P10"><text:s text:c="8"/>printf("Child process pid %d\n", getpid());</text:p>
      <text:p text:style-name="P10"><text:s text:c="8"/>exit(1);</text:p>
      <text:p text:style-name="P10"><text:s text:c="4"/>} else if (res &lt; 0) {</text:p>
      <text:p text:style-name="P10"><text:s text:c="8"/>printf("Forking failed\n");</text:p>
      <text:p text:style-name="P10"><text:s text:c="8"/>return 1;</text:p>
      <text:p text:style-name="P10"><text:s text:c="4"/>}</text:p>
      <text:p text:style-name="P10"/>
      <text:p text:style-name="P10"><text:s text:c="4"/>int child_status;</text:p>
      <text:p text:style-name="P10"><text:s text:c="4"/>waitpid(res, &amp;child_status, 0);</text:p>
      <text:p text:style-name="P10"/>
      <text:p text:style-name="P10"><text:s text:c="4"/>printf("Parent process pid %d, child process pid %d, child wait result %d\n", getpid(), res, WEXITSTATUS(child_status));</text:p>
      <text:p text:style-name="P10">}</text:p>
      <text:p text:style-name="P15"/>
      <text:p text:style-name="P17">Assignment3: <text:span text:style-name="T7">The functions registered with atexit are executed in the reverse order that they were registered.</text:span></text:p>
      <text:p text:style-name="P17"><text:line-break/><text:span text:style-name="T1">void print_positive() {</text:span></text:p>
      <text:p text:style-name="P17"><text:span text:style-name="T1"><text:s text:c="4"/>printf("the world is not going to end\n");</text:span></text:p>
      <text:p text:style-name="P17"><text:soft-page-break/><text:span text:style-name="T1">}</text:span></text:p>
      <text:p text:style-name="P17"><text:span text:style-name="T1"/></text:p>
      <text:p text:style-name="P17"><text:span text:style-name="T1">void print_negative() {</text:span></text:p>
      <text:p text:style-name="P17"><text:span text:style-name="T1"><text:s text:c="4"/>printf("everything printed after me is a lie\n");</text:span></text:p>
      <text:p text:style-name="P17"><text:span text:style-name="T1">}</text:span></text:p>
      <text:p text:style-name="P17"><text:span text:style-name="T1"/></text:p>
      <text:p text:style-name="P17"><text:span text:style-name="T1">int main() {</text:span></text:p>
      <text:p text:style-name="P17"><text:span text:style-name="T1"><text:s text:c="4"/>int res = fork();</text:span></text:p>
      <text:p text:style-name="P17"><text:span text:style-name="T1"/></text:p>
      <text:p text:style-name="P17"><text:span text:style-name="T1"><text:s text:c="4"/>atexit(print_positive);</text:span></text:p>
      <text:p text:style-name="P17"><text:span text:style-name="T1"><text:s text:c="4"/>atexit(print_negative);</text:span></text:p>
      <text:p text:style-name="P17"><text:span text:style-name="T1"><text:s text:c="4"/>if (res == 0) {</text:span></text:p>
      <text:p text:style-name="P17"><text:span text:style-name="T1"><text:s text:c="8"/>printf("Child process pid %d\n", getpid());</text:span></text:p>
      <text:p text:style-name="P17"><text:span text:style-name="T1"><text:s text:c="8"/>exit(1);</text:span></text:p>
      <text:p text:style-name="P17"><text:span text:style-name="T1"><text:s text:c="4"/>} else if (res &lt; 0) {</text:span></text:p>
      <text:p text:style-name="P17"><text:span text:style-name="T1"><text:s text:c="8"/>printf("Forking failed\n");</text:span></text:p>
      <text:p text:style-name="P17"><text:span text:style-name="T1"><text:s text:c="8"/>return 1;</text:span></text:p>
      <text:p text:style-name="P17"><text:span text:style-name="T1"><text:s text:c="4"/>}</text:span></text:p>
      <text:p text:style-name="P17"><text:span text:style-name="T1"/></text:p>
      <text:p text:style-name="P17"><text:span text:style-name="T1"/></text:p>
      <text:p text:style-name="P17"><text:span text:style-name="T1"><text:s text:c="4"/>printf("Parent process pid %d exited\n", getpid());</text:span></text:p>
      <text:p text:style-name="P17"><text:span text:style-name="T1">}</text:span></text:p>
      <text:p text:style-name="P18"/>
      <text:p text:style-name="P5">Assignment4:<text:span text:style-name="T8"> I wanted the parent process to poll the child processes using waitpid and to keep track whichever one exited, instead of doing waitpid(pid1); then waitpid(pid2);<text:line-break/><text:line-break/>I realize that I wrote a worse wait(), and it's completely useless, but in any case here's the logic.</text:span></text:p>
      <text:p text:style-name="P5"/>
      <text:p text:style-name="P21">I keep two arrays, one for the child pids, and the other for the exit statuses.<text:span text:style-name="T9"> In a loop I fork and store the pids returned by the fork function. Conveniently I use the i index to </text:span><text:soft-page-break/><text:span text:style-name="T9">exit the 0th process with success and the 1st process with error status 1.</text:span><text:span text:style-name="T10"> I also sleep in the child processes, just to see the mechanism work.</text:span></text:p>
      <text:p text:style-name="P21"/>
      <text:p text:style-name="P22">Then in a while loop I check which child processes have not exited yet, by seeing if their statuses are not equal 0 (even if the child process exits with status 0, as already stated, the integer does not only contain this flag, so some other bits should be 1).<text:span text:style-name="T11"> And checks if the child process has exited, without waiting for it to exit. I'm using waitpid with WNOHANG flag. If the child has already exited, increment the counter.</text:span></text:p>
      <text:p text:style-name="P23">If the counter is equal to child processes count, exit the loop, otherwise sleep 1 second and do the loop again.</text:p>
      <text:p text:style-name="P5"/>
      <text:p text:style-name="P11">int main() {</text:p>
      <text:p text:style-name="P11"><text:s text:c="4"/>int children[2];</text:p>
      <text:p text:style-name="P11"><text:s text:c="4"/>int statuses[2];</text:p>
      <text:p text:style-name="P11"/>
      <text:p text:style-name="P11"><text:s text:c="4"/>for (int i = 0; i &lt; 2; ++i) {</text:p>
      <text:p text:style-name="P11"><text:s text:c="8"/>children[i] = fork();</text:p>
      <text:p text:style-name="P11"><text:s text:c="8"/>if (children[i] == 0) {</text:p>
      <text:p text:style-name="P11"><text:s text:c="12"/>sleep(i * 10);</text:p>
      <text:p text:style-name="P11"><text:s text:c="12"/>printf("Child process pid %d\n", getpid());</text:p>
      <text:p text:style-name="P11"><text:s text:c="12"/>exit(i);</text:p>
      <text:p text:style-name="P11"><text:s text:c="8"/>} else if (children[i] &lt; 0) {</text:p>
      <text:p text:style-name="P11"><text:s text:c="12"/>printf("Forking failed\n");</text:p>
      <text:p text:style-name="P11"><text:s text:c="12"/>return 1;</text:p>
      <text:p text:style-name="P11"><text:s text:c="8"/>}</text:p>
      <text:p text:style-name="P11"><text:s text:c="4"/>}</text:p>
      <text:p text:style-name="P11"/>
      <text:p text:style-name="P11"><text:s text:c="4"/>int cont = 1;</text:p>
      <text:p text:style-name="P11"><text:s text:c="4"/>while (cont) {</text:p>
      <text:p text:style-name="P11"><text:s text:c="8"/>int j = 0;</text:p>
      <text:p text:style-name="P11"><text:s text:c="8"/>for (int i = 0; i &lt; 2; ++i) {</text:p>
      <text:p text:style-name="P11"><text:s text:c="12"/>if (statuses[i] != 0) continue;</text:p>
      <text:p text:style-name="P11"><text:soft-page-break/><text:s text:c="12"/>int res = waitpid(children[i], statuses + i, WNOHANG);</text:p>
      <text:p text:style-name="P11"><text:s text:c="12"/>if (res == 0) continue;</text:p>
      <text:p text:style-name="P11"><text:s text:c="12"/>++j;</text:p>
      <text:p text:style-name="P11"><text:s text:c="8"/>}</text:p>
      <text:p text:style-name="P11"/>
      <text:p text:style-name="P11"><text:s text:c="8"/>if (j == 2) break;</text:p>
      <text:p text:style-name="P11"><text:s text:c="8"/>sleep(1);</text:p>
      <text:p text:style-name="P11"><text:s text:c="4"/>}</text:p>
      <text:p text:style-name="P11"><text:s text:c="4"/></text:p>
      <text:p text:style-name="P11"/>
      <text:p text:style-name="P11"><text:s text:c="4"/>for (int i = 0; i &lt; 2; ++i)</text:p>
      <text:p text:style-name="P11"><text:s text:c="8"/>printf("Parent process pid %d, child process pid %d, exit status %d\n", getpid(), children[i], WEXITSTATUS(statuses[i]));</text:p>
      <text:p text:style-name="P11">}</text:p>
      <text:p text:style-name="P11"/>
      <text:p text:style-name="P11"/>
      <text:p text:style-name="P20">Assignment<text:span text:style-name="T12">5</text:span>:<text:span text:style-name="T8"> </text:span><text:span text:style-name="T13">The child becomes a zombie when it exits before the parent, while the parent is in sleeping mode and is waiting for it's exit status to be read. The key thing here is </text:span><text:span text:style-name="T14">that when the parent is running, and the child exits, and the parent is not calling wait(), the child process will not become zombie. </text:span></text:p>
      <text:p text:style-name="P24">But if the parent is sleeping, and during this the child exits, it will become a zombie.</text:p>
      <text:p text:style-name="P25">For example, in this case<text:span text:style-name="T15"> it is very likely that by the time parent reaches sleep, the child has already exited, and since the parent is not waiting for it, it does not become a zombie.</text:span><text:line-break/></text:p>
      <text:p text:style-name="P12">int main() {</text:p>
      <text:p text:style-name="P12"><text:s text:c="4"/>int res = fork();</text:p>
      <text:p text:style-name="P12"><text:s text:c="4"/>if (res == 0) {</text:p>
      <text:p text:style-name="P12"><text:s text:c="8"/>printf("Child process pid %d\n", getpid());</text:p>
      <text:p text:style-name="P12"><text:s text:c="8"/>return 0;</text:p>
      <text:p text:style-name="P12"><text:s text:c="4"/>} else if (res &lt; 0) {</text:p>
      <text:p text:style-name="P12"><text:s text:c="8"/>printf("Forking failed\n");</text:p>
      <text:p text:style-name="P12"><text:s text:c="8"/>return 1;</text:p>
      <text:p text:style-name="P12"><text:soft-page-break/><text:s text:c="4"/>}</text:p>
      <text:p text:style-name="P12"><text:s text:c="4"/></text:p>
      <text:p text:style-name="P12"><text:s text:c="4"/>// wait(NULL);</text:p>
      <text:p text:style-name="P12"><text:s text:c="4"/>sleep(10);</text:p>
      <text:p text:style-name="P12"><text:s text:c="4"/>printf("Parent process pid %d exited\n", getpid());</text:p>
      <text:p text:style-name="P12">}</text:p>
      <text:p text:style-name="P25"/>
      <text:p text:style-name="P27">But if we increase the runtime of the child, by adding a big for loop, or sleeping, it's likely that it will exit during the time the parent is already in sleep mode, so it will go to zombie state.</text:p>
      <text:p text:style-name="P27"/>
      <text:p text:style-name="P13">int main() {</text:p>
      <text:p text:style-name="P13"><text:s text:c="4"/>int res = fork();</text:p>
      <text:p text:style-name="P13"><text:s text:c="4"/>if (res == 0) {</text:p>
      <text:p text:style-name="P13"><text:s text:c="8"/>// sleep(1);</text:p>
      <text:p text:style-name="P13"><text:s text:c="8"/>for (int i = 1000000000; i &gt; 0; --i){}</text:p>
      <text:p text:style-name="P13"><text:s text:c="8"/>printf("Child process pid %d\n", getpid());</text:p>
      <text:p text:style-name="P13"><text:s text:c="8"/>return 0;</text:p>
      <text:p text:style-name="P13"><text:s text:c="4"/>} else if (res &lt; 0) {</text:p>
      <text:p text:style-name="P13"><text:s text:c="8"/>printf("Forking failed\n");</text:p>
      <text:p text:style-name="P13"><text:s text:c="8"/>return 1;</text:p>
      <text:p text:style-name="P13"><text:s text:c="4"/>}</text:p>
      <text:p text:style-name="P13"><text:s text:c="4"/>sleep(10);</text:p>
      <text:p text:style-name="P13"><text:s text:c="4"/>printf("Parent process pid %d exited\n", getpid());</text:p>
      <text:p text:style-name="P13">}</text:p>
      <text:p text:style-name="P25"/>
      <text:p text:style-name="P28">So if we use wait in the parent, the child also will not become a zombie, since it's exit status is read.</text:p>
      <text:p text:style-name="P12">int main() {</text:p>
      <text:p text:style-name="P12"><text:s text:c="4"/>int res = fork();</text:p>
      <text:p text:style-name="P12"><text:s text:c="4"/>if (res == 0) {</text:p>
      <text:p text:style-name="P12"><text:s text:c="8"/>// sleep(1);</text:p>
      <text:p text:style-name="P12"><text:soft-page-break/><text:s text:c="8"/>for (int i = 1000000000; i &gt; 0; --i){}</text:p>
      <text:p text:style-name="P12"><text:s text:c="8"/>printf("Child process pid %d\n", getpid());</text:p>
      <text:p text:style-name="P12"><text:s text:c="8"/>return 0;</text:p>
      <text:p text:style-name="P12"><text:s text:c="4"/>} else if (res &lt; 0) {</text:p>
      <text:p text:style-name="P12"><text:s text:c="8"/>printf("Forking failed\n");</text:p>
      <text:p text:style-name="P12"><text:s text:c="8"/>return 1;</text:p>
      <text:p text:style-name="P12"><text:s text:c="4"/>}</text:p>
      <text:p text:style-name="P12"><text:s text:c="4"/></text:p>
      <text:p text:style-name="P12"><text:s text:c="4"/>wait(NULL)<text:span text:style-name="T16">;</text:span></text:p>
      <text:p text:style-name="P12"><text:s text:c="4"/>printf("Parent process pid %d exited\n", getpid());</text:p>
      <text:p text:style-name="P12">}</text:p>
      <text:p text:style-name="P3">Github repo: https://github.com/VaheHayrapetyan24/CS331_operating_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13:52.282069694</meta:creation-date>
    <dc:date>2025-09-15T22:28:31.080227968</dc:date>
    <meta:editing-duration>PT47M16S</meta:editing-duration>
    <meta:editing-cycles>36</meta:editing-cycles>
    <meta:generator>LibreOffice/24.2.7.2$Linux_X86_64 LibreOffice_project/420$Build-2</meta:generator>
    <meta:document-statistic meta:table-count="0" meta:image-count="0" meta:object-count="0" meta:page-count="7" meta:paragraph-count="145" meta:word-count="1007" meta:character-count="6270" meta:non-whitespace-character-count="4726"/>
  </office:meta>
</office:document-meta>
</file>